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eb5" officeooo:paragraph-rsid="001faeb5"/>
    </style:style>
    <style:style style:name="P2" style:family="paragraph" style:parent-style-name="Standard">
      <style:text-properties officeooo:rsid="001faeb5" officeooo:paragraph-rsid="0024c9e1"/>
    </style:style>
    <style:style style:name="P3" style:family="paragraph" style:parent-style-name="Standard">
      <style:text-properties officeooo:rsid="0020ab46" officeooo:paragraph-rsid="0020ab46"/>
    </style:style>
    <style:style style:name="P4" style:family="paragraph" style:parent-style-name="Standard">
      <style:text-properties officeooo:rsid="00221053" officeooo:paragraph-rsid="00221053"/>
    </style:style>
    <style:style style:name="P5" style:family="paragraph" style:parent-style-name="Standard">
      <style:text-properties officeooo:rsid="0022a7c1" officeooo:paragraph-rsid="0022a7c1"/>
    </style:style>
    <style:style style:name="P6" style:family="paragraph" style:parent-style-name="Standard">
      <style:text-properties officeooo:rsid="0022a7c1" officeooo:paragraph-rsid="0024c9e1"/>
    </style:style>
    <style:style style:name="P7" style:family="paragraph" style:parent-style-name="Standard">
      <style:text-properties officeooo:rsid="0024c9e1" officeooo:paragraph-rsid="0024c9e1"/>
    </style:style>
    <style:style style:name="P8" style:family="paragraph" style:parent-style-name="Standard">
      <style:text-properties officeooo:rsid="0025f07f" officeooo:paragraph-rsid="0025f07f"/>
    </style:style>
    <style:style style:name="P9" style:family="paragraph" style:parent-style-name="Standard">
      <style:text-properties officeooo:rsid="00295f04" officeooo:paragraph-rsid="00295f04"/>
    </style:style>
    <style:style style:name="T1" style:family="text">
      <style:text-properties officeooo:rsid="001faeb5"/>
    </style:style>
    <style:style style:name="T2" style:family="text">
      <style:text-properties officeooo:rsid="00206897"/>
    </style:style>
    <style:style style:name="T3" style:family="text">
      <style:text-properties officeooo:rsid="0020ab46"/>
    </style:style>
    <style:style style:name="T4" style:family="text">
      <style:text-properties officeooo:rsid="00221053"/>
    </style:style>
    <style:style style:name="T5" style:family="text">
      <style:text-properties officeooo:rsid="0022a7c1"/>
    </style:style>
    <style:style style:name="T6" style:family="text">
      <style:text-properties officeooo:rsid="002361ad"/>
    </style:style>
    <style:style style:name="T7" style:family="text">
      <style:text-properties officeooo:rsid="0024c9e1"/>
    </style:style>
    <style:style style:name="T8" style:family="text">
      <style:text-properties officeooo:rsid="0025f07f"/>
    </style:style>
    <style:style style:name="T9" style:family="text">
      <style:text-properties officeooo:rsid="00271d63"/>
    </style:style>
    <style:style style:name="T10" style:family="text">
      <style:text-properties officeooo:rsid="0027ac60"/>
    </style:style>
    <style:style style:name="T11" style:family="text">
      <style:text-properties officeooo:rsid="0029226a"/>
    </style:style>
    <style:style style:name="T12" style:family="text">
      <style:text-properties officeooo:rsid="00295f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reprise Audit cyber</text:p>
      <text:p text:style-name="P1"/>
      <text:p text:style-name="P1">- Audit</text:p>
      <text:p text:style-name="P1"><text:tab/><text:span text:style-name="T6">Type de mission</text:span></text:p>
      <text:p text:style-name="P7"><text:tab/>Nom de l’auditeur</text:p>
      <text:p text:style-name="P1"><text:tab/><text:span text:style-name="T6">Date de début</text:span></text:p>
      <text:p text:style-name="P1"><text:tab/><text:span text:style-name="T6">Date de fin</text:span></text:p>
      <text:p text:style-name="P1"><text:tab/><text:span text:style-name="T6">statut </text:span><text:span text:style-name="T9">(</text:span><text:span text:style-name="T6">planifié, en cours, terminé)</text:span></text:p>
      <text:p text:style-name="P1"><text:tab/><text:span text:style-name="T6">Id_Utilisateurs</text:span></text:p>
      <text:p text:style-name="P1"><text:tab/><text:span text:style-name="T6">Id_Clients</text:span></text:p>
      <text:p text:style-name="P1"/>
      <text:p text:style-name="P1">- Utilisateurs</text:p>
      <text:p text:style-name="P1"><text:tab/><text:span text:style-name="T3">nom</text:span></text:p>
      <text:p text:style-name="P1"><text:tab/><text:span text:style-name="T3">pr</text:span><text:span text:style-name="T5">é</text:span><text:span text:style-name="T3">nom<text:tab/></text:span></text:p>
      <text:p text:style-name="P1"><text:tab/><text:span text:style-name="T3">mail</text:span></text:p>
      <text:p text:style-name="P1"><text:tab/><text:span text:style-name="T3">mot de passe</text:span></text:p>
      <text:p text:style-name="P1"><text:tab/><text:span text:style-name="T3">rôle</text:span></text:p>
      <text:p text:style-name="P1"><text:tab/><text:span text:style-name="T3">date de cr</text:span><text:span text:style-name="T5">é</text:span><text:span text:style-name="T3">ation</text:span></text:p>
      <text:p text:style-name="P1">- Clients</text:p>
      <text:p text:style-name="P1"><text:tab/><text:span text:style-name="T3">raison sociale</text:span></text:p>
      <text:p text:style-name="P1"><text:tab/><text:span text:style-name="T3">statut </text:span><text:span text:style-name="T5">(SARL, SAS, assos…)</text:span></text:p>
      <text:p text:style-name="P1"><text:tab/><text:span text:style-name="T10">n° SIRE</text:span><text:span text:style-name="T12">T</text:span></text:p>
      <text:p text:style-name="P3"><text:tab/>role</text:p>
      <text:p text:style-name="P1"><text:tab/><text:span text:style-name="T3">num téléphone</text:span></text:p>
      <text:p text:style-name="P1"/>
      <text:p text:style-name="P1"><text:span text:style-name="T3">- </text:span><text:span text:style-name="T12">A</text:span><text:span text:style-name="T3">dresse</text:span></text:p>
      <text:p text:style-name="P1"><text:tab/><text:span text:style-name="T12">adresse</text:span></text:p>
      <text:p text:style-name="P1"><text:tab/><text:span text:style-name="T3">code postal</text:span></text:p>
      <text:p text:style-name="P1"><text:tab/><text:span text:style-name="T3">ville</text:span></text:p>
      <text:p text:style-name="P9"><text:tab/>pays</text:p>
      <text:p text:style-name="P9"><text:tab/>UE/autre</text:p>
      <text:p text:style-name="P4"/>
      <text:p text:style-name="P1">- <text:span text:style-name="T6">D</text:span>evis</text:p>
      <text:p text:style-name="P1"><text:tab/><text:span text:style-name="T11">numero devis</text:span></text:p>
      <text:p text:style-name="P5"><text:tab/>montant</text:p>
      <text:p text:style-name="P5"><text:tab/>date d’émission</text:p>
      <text:p text:style-name="P5"><text:tab/>statut (émise, envoyé, accepté)</text:p>
      <text:p text:style-name="P5"><text:tab/>Id_Clients</text:p>
      <text:p text:style-name="P5"/>
      <text:p text:style-name="P1">- <text:span text:style-name="T6">F</text:span>actur<text:span text:style-name="T2">e</text:span></text:p>
      <text:p text:style-name="P1"><text:tab/><text:span text:style-name="T11">numero facture</text:span></text:p>
      <text:p text:style-name="P1"><text:tab/><text:span text:style-name="T5">statuts (</text:span><text:span text:style-name="T6">payé</text:span><text:span text:style-name="T7">e</text:span><text:span text:style-name="T6">, en attente, relanc</text:span><text:span text:style-name="T7">ée</text:span><text:span text:style-name="T6">)</text:span></text:p>
      <text:p text:style-name="P1"><text:tab/><text:span text:style-name="T5">id_Clients</text:span></text:p>
      <text:p text:style-name="P1"><text:tab/><text:span text:style-name="T6">id_Devis </text:span></text:p>
      <text:p text:style-name="P1"/>
      <text:p text:style-name="P1">- <text:span text:style-name="T6">Rap</text:span><text:span text:style-name="T2">ports</text:span></text:p>
      <text:p text:style-name="P1"><text:tab/><text:span text:style-name="T6">Observations</text:span></text:p>
      <text:p text:style-name="P1"><text:tab/><text:span text:style-name="T7">Synthèses</text:span></text:p>
      <text:p text:style-name="P1"><text:tab/><text:span text:style-name="T7">Date d’émission</text:span></text:p>
      <text:p text:style-name="P1"><text:tab/><text:span text:style-name="T7">Validé par (Id_Utilisateurs)</text:span></text:p>
      <text:p text:style-name="P1"><text:tab/><text:span text:style-name="T6">Id_Audit</text:span></text:p>
      <text:p text:style-name="P1"><text:tab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5">Entreprise Certification cyber</text:p>
      <text:p text:style-name="P6"><text:line-break/><text:span text:style-name="T1">- Utilisateurs</text:span></text:p>
      <text:p text:style-name="P2"><text:tab/><text:span text:style-name="T3">nom</text:span></text:p>
      <text:p text:style-name="P2"><text:tab/><text:span text:style-name="T3">pr</text:span><text:span text:style-name="T5">é</text:span><text:span text:style-name="T3">nom<text:tab/></text:span></text:p>
      <text:p text:style-name="P2"><text:tab/><text:span text:style-name="T3">mail</text:span></text:p>
      <text:p text:style-name="P2"><text:tab/><text:span text:style-name="T3">mot de passe</text:span></text:p>
      <text:p text:style-name="P2"><text:tab/><text:span text:style-name="T3">rôle</text:span></text:p>
      <text:p text:style-name="P2"><text:tab/><text:span text:style-name="T3">date de cr</text:span><text:span text:style-name="T5">é</text:span><text:span text:style-name="T3">ation</text:span></text:p>
      <text:p text:style-name="P2"/>
      <text:p text:style-name="P5"><text:span text:style-name="T1">- Certification</text:span></text:p>
      <text:p text:style-name="P5"><text:tab/><text:span text:style-name="T8">type de certification</text:span></text:p>
      <text:p text:style-name="P5"><text:tab/><text:span text:style-name="T8">niveau</text:span></text:p>
      <text:p text:style-name="P8"><text:tab/>description</text:p>
      <text:p text:style-name="P5"><text:tab/><text:span text:style-name="T7">prix</text:span></text:p>
      <text:p text:style-name="P5"><text:tab/><text:span text:style-name="T8">date de début </text:span></text:p>
      <text:p text:style-name="P5"><text:tab/><text:span text:style-name="T8">date de fin</text:span></text:p>
      <text:p text:style-name="P5"><text:tab/></text:p>
      <text:p text:style-name="P5"/>
      <text:p text:style-name="P5"><text:span text:style-name="T4">- Candidats</text:span></text:p>
      <text:p text:style-name="P5"/>
      <text:p text:style-name="P6"/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38:55.957279103</meta:creation-date>
    <dc:date>2026-01-07T16:23:42.417690811</dc:date>
    <meta:editing-duration>PT3H18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3" meta:word-count="121" meta:character-count="802" meta:non-whitespace-character-count="686"/>
  </office:meta>
</office:document-meta>
</file>